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0"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40"/>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table:style-name="ce20" office:value-type="string" calcext:value-type="string">
            <text:p>Lisätty linkit ohjeistukse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annotation draw:style-name="gr4" draw:text-style-name="P2" svg:width="82.18pt" svg:height="184.85pt" svg:x="849pt" svg:y="3016.66pt" draw:caption-point-x="-17.29pt" draw:caption-point-y="42.8pt">
              <dc:date>2018-11-08T00:00:00</dc:date>
              <text:p text:style-name="P1"><text:span text:style-name="T1">Esimerkki: yritä hakea ne julkaisut, joihin liittyy tietty aineisto aineistonumeron avulla. Wikissä olevissa ohjeissa lukee haettavissa subqueryllä, mutta ei ole yhtään esimerkkiä kuinka tämä tapahtuu.</text:span></text:p>
            </office:annotation>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9" calcext:value-type="float">
            <text:p>789</text:p>
          </table:table-cell>
          <table:table-cell office:value-type="string" calcext:value-type="string">
            <text:p>Datakonfiguraatio, rajoitteet, VALUE ja FIELD</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5" calcext:value-type="float">
            <text:p>785</text:p>
          </table:table-cell>
          <table:table-cell office:value-type="string" calcext:value-type="string">
            <text:p>Datakonfiguraatio, nimetyt rajoitte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8" calcext:value-type="float">
            <text:p>768</text:p>
          </table:table-cell>
          <table:table-cell office:value-type="string" calcext:value-type="string">
            <text:p>Datakonf, ID-kentän toiminta</text:p>
          </table:table-cell>
          <table:table-cell table:number-columns-repeated="7"/>
          <table:table-cell table:style-name="ce20"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3" calcext:value-type="float">
            <text:p>763</text:p>
          </table:table-cell>
          <table:table-cell office:value-type="string" calcext:value-type="string">
            <text:p>GUI dokumentaatio, subfieldContain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table:style-name="ce20"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table:style-name="ce20"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table:style-name="ce20" office:value-type="string" calcext:value-type="string">
            <text:p>Kuvaukset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9">00/00/0000</text:date>, <text:time style:data-style-name="N2" text:time-value="10:19:15.4043450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1-09T10:27:06.153098312</dc:date>
    <meta:editing-duration>P78DT13H5M53S</meta:editing-duration>
    <meta:editing-cycles>324</meta:editing-cycles>
    <meta:generator>LibreOffice/6.0.6.2$Linux_X86_64 LibreOffice_project/00m0$Build-2</meta:generator>
    <meta:document-statistic meta:table-count="2" meta:cell-count="1213" meta:object-count="0"/>
  </office:meta>
</office:document-meta>
</file>